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BaskervilleMT" svg:font-family="BaskervilleMT" style:font-family-generic="roma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style:text-underline-style="none"/>
    </style:style>
    <style:style style:name="P2" style:family="paragraph" style:parent-style-name="Standard">
      <style:text-properties style:text-underline-style="none" fo:font-weight="bold" style:font-weight-asian="bold"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list-style-name="L1"/>
    <style:style style:name="P5" style:family="paragraph" style:parent-style-name="Standard" style:list-style-name="L2"/>
    <style:style style:name="P6" style:family="paragraph" style:parent-style-name="Standard" style:list-style-name="L3"/>
    <style:style style:name="P7" style:family="paragraph" style:parent-style-name="Standard">
      <style:text-properties style:text-underline-style="none"/>
    </style:style>
    <style:style style:name="P8" style:family="paragraph" style:parent-style-name="Standard" style:list-style-name="L4">
      <style:text-properties style:text-underline-style="none"/>
    </style:style>
    <style:style style:name="P9" style:family="paragraph" style:parent-style-name="Standard">
      <style:text-properties style:text-underline-style="none" fo:font-weight="bold" style:font-weight-asian="bold" style:font-weight-complex="bold"/>
    </style:style>
    <style:style style:name="P10" style:family="paragraph" style:parent-style-name="Standard">
      <style:text-properties style:text-underline-style="none" fo:font-weight="normal" style:font-weight-asian="normal" style:font-weight-complex="normal"/>
    </style:style>
    <style:style style:name="P11" style:family="paragraph" style:parent-style-name="Standard" style:list-style-name="L5">
      <style:text-properties style:text-underline-style="none" fo:font-weight="normal"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weight="bold" style:font-weight-asian="bold" style:font-weight-complex="bold"/>
    </style:style>
    <style:style style:name="T4" style:family="text">
      <style:text-properties style:use-window-font-color="true" style:text-underline-style="none"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tab/><text:span text:style-name="T3">JQUERY </text:span></text:p>
      <text:p text:style-name="P3">DIFFERENCE BETWEEN JQUERY AND JAVASCRIPT</text:p>
      <text:p text:style-name="P3">JQUERY:</text:p>
      <text:p text:style-name="Standard">Jquery <text:s/>is a Javascript library, that handles many commonly used features and also handles the differences between the browsers.This reduce the amount of work when creating web based application.</text:p>
      <text:p text:style-name="Standard">Jquery is fast simplifies HTML document traversing,animating and rapid interaction.</text:p>
      <text:p text:style-name="Standard">Jquery has DOM</text:p>
      <text:p text:style-name="Standard">Creating web based application becomes easier.</text:p>
      <text:p text:style-name="Standard">Animation can be easily created using Jquery.</text:p>
      <text:p text:style-name="Standard"/>
      <text:p text:style-name="Standard"><text:a xlink:type="simple" xlink:href="javascript:Adds"><text:span text:style-name="T4">JAVASCRIPT:</text:span></text:a></text:p>
      <text:p text:style-name="Standard"><text:a xlink:type="simple" xlink:href="javascript:Adds"><text:span text:style-name="T2">Adds</text:span></text:a> interactivity to HTML page.It is a light weight programming language.</text:p>
      <text:p text:style-name="Standard">Java Script is most popular scripting language on Internet, and works on all browser such as internet Explorer, firefox ,chrome and Safari</text:p>
      <text:p text:style-name="Standard">Javasript is combination of ECMA Script and DOM</text:p>
      <text:p text:style-name="Standard">Javascritp has many processes in creating web based application.</text:p>
      <text:p text:style-name="Standard">Animation are not possible using JavaScript</text:p>
      <text:p text:style-name="Standard"/>
      <text:p text:style-name="P3">HOW HTML PAGES GET UPDATED IN THE BROWSER</text:p>
      <text:list xml:id="list8437057037153300047" text:style-name="L1">
        <text:list-item>
          <text:p text:style-name="P4">The client browser, requests for a web page, when server address is written in the address.</text:p>
        </text:list-item>
        <text:list-item>
          <text:p text:style-name="P4">The server finds, the requested file and forwards it to the browser.</text:p>
        </text:list-item>
        <text:list-item>
          <text:p text:style-name="P4"><text:s/>The browser loads the received html page.</text:p>
        </text:list-item>
      </text:list>
      <text:p text:style-name="Standard"/>
      <text:p text:style-name="Standard">HTML is a markup language that handles Document STRUCTURE</text:p>
      <text:p text:style-name="Standard">CSS <text:s/>controls the look and feel of the file.</text:p>
      <text:p text:style-name="P3"/>
      <text:p text:style-name="P3">LOOK INTO THE BROWSER</text:p>
      <text:list xml:id="list9113149339341275696" text:style-name="L2">
        <text:list-item>
          <text:p text:style-name="P5">1. THe browser, loads the html file obtained.</text:p>
        </text:list-item>
        <text:list-item>
          <text:p text:style-name="P5">INSIDE THE BROWSER</text:p>
        </text:list-item>
        <text:list-item>
          <text:p text:style-name="P5">2. The browser layout goes through the HTML <text:s/>and CSS , tobuild document with the help of HTML Document Object Model(DOM).</text:p>
        </text:list-item>
        <text:list-item>
          <text:p text:style-name="P5">The browser displays the rendered page in thebrowser's viewpoint.</text:p>
        </text:list-item>
        <text:list-item>
          <text:p text:style-name="P5">JS reference DOM, makes changes to the page without reloading the page</text:p>
        </text:list-item>
      </text:list>
      <text:p text:style-name="P3"/>
      <text:p text:style-name="P3">STRUCTURE OF WEB PAGE</text:p>
      <text:p text:style-name="Standard">html tag is the root tag</text:p>
      <text:p text:style-name="Standard">Head and body tag is the node </text:p>
      <text:p text:style-name="Standard">Anything in this in the element. Node.</text:p>
      <text:p text:style-name="Standard">Text/content is the text node.</text:p>
      <text:p text:style-name="Standard"/>
      <text:p text:style-name="P3">JQUERY FUNCTION</text:p>
      <text:p text:style-name="Standard">$( )===&gt; short form Jquery Function, Jquery( );</text:p>
      <text:p text:style-name="Standard">This is referred as jQuery wrapper.</text:p>
      <text:p text:style-name="Standard">Three things that can be put into jQuery are:</text:p>
      <text:list xml:id="list2586102851640583305" text:style-name="L3">
        <text:list-item>
          <text:p text:style-name="P6">$( )inside paranthesis , if we put CSS selector, we will return the selector that matches it.</text:p>
        </text:list-item>
        <text:list-item>
          <text:p text:style-name="P6">$( )inside paranthesis,if you put HTML element , then we can add DOM element to it.</text:p>
        </text:list-item>
        <text:list-item>
          <text:p text:style-name="P6">$( ) inside paranthesis, we can even pass java script object, which will be discussed later.</text:p>
        </text:list-item>
      </text:list>
      <text:p text:style-name="Standard"/>
      <text:p text:style-name="Standard"><text:soft-page-break/>Jquery select elements the same way as CSS using selector, used to manipulate element on the page.</text:p>
      <text:p text:style-name="Standard">Css uses selector to add style but Jquery uses selector <text:s/>to add behavior.</text:p>
      <text:p text:style-name="Standard">Jquery is all about querying, this will get the nested element of the selector whereas, javascript, get respective value of selector from DOM tree.</text:p>
      <text:p text:style-name="Standard"/>
      <text:p text:style-name="Standard">Jquery commands to make the content to slid</text:p>
      <text:p text:style-name="Standard">$( selector).slideUp( );</text:p>
      <text:p text:style-name="Standard">$(selector).slideDown( );</text:p>
      <text:p text:style-name="Standard">$(selector).toggle( );</text:p>
      <text:p text:style-name="Standard"/>
      <text:p text:style-name="Standard">To make the image visible, thn invisible then again visible, this method is called FADE</text:p>
      <text:p text:style-name="Standard">$(selector).fadeIn(value in sec/fast/normal/slow)</text:p>
      <text:p text:style-name="Standard">other options of fade are</text:p>
      <text:p text:style-name="Standard">fadout();</text:p>
      <text:p text:style-name="Standard">fadeto();</text:p>
      <text:p text:style-name="Standard">toggle();</text:p>
      <text:p text:style-name="Standard"/>
      <text:p text:style-name="Standard"/>
      <text:p text:style-name="Standard">Clicking an element using jquery is simple. By clicking on the page element, event is triggered</text:p>
      <text:p text:style-name="Standard">, which can run function.</text:p>
      <text:p text:style-name="Standard"/>
      <text:p text:style-name="P3">HOW CLICK EVENT WORK</text:p>
      <text:p text:style-name="Standard">$(selector).click(function(){</text:p>
      <text:p text:style-name="Standard"/>
      <text:p text:style-name="Standard">});</text:p>
      <text:p text:style-name="Standard"/>
      <text:p text:style-name="P3">CLASS AND ID USED:</text:p>
      <text:p text:style-name="Standard">class :used to group the elements together and give them common style attribute</text:p>
      <text:p text:style-name="Standard">one or more elements can have the same class</text:p>
      <text:p text:style-name="Standard"><text:s/>“.” <text:s/>signifies the class which makes it super easy to start classing up code.</text:p>
      <text:p text:style-name="Standard">Id: used to identify a single unique element on page.</text:p>
      <text:p text:style-name="Standard">“#” is used to identify an id selector.</text:p>
      <text:p text:style-name="Standard">id is used when we get specific with element, or</text:p>
      <text:p text:style-name="Standard">when there <text:s/>is going to be only one kind of element on page.</text:p>
      <text:p text:style-name="Standard"/>
      <text:p text:style-name="P3">CREATING VARIABLE</text:p>
      <text:p text:style-name="Standard">When a string need a value to be added, we use the concatenation</text:p>
      <text:p text:style-name="Standard">var msg=”high score &lt;strong&gt;”+pts+”&lt;/strong&gt;”</text:p>
      <text:p text:style-name="Standard"/>
      <text:p text:style-name="Standard">$(this):</text:p>
      <text:p text:style-name="Standard">To specify which element is clicked we use this.It is a context dependent</text:p>
      <text:p text:style-name="Standard">this vs $(this):refers to whatever DOM element we want to work with in our code.</text:p>
      <text:p text:style-name="Standard">$(this) allows us to interact with the dom element using jquery method</text:p>
      <text:p text:style-name="Standard"/>
      <text:p text:style-name="P3">TO GET RID OF THE OLD MESSAGE</text:p>
      <text:p text:style-name="Standard">use remove function with the selector</text:p>
      <text:p text:style-name="Standard">$(selector).remove();</text:p>
      <text:p text:style-name="Standard"/>
      <text:p text:style-name="Standard"/>
      <text:p text:style-name="P3"><text:soft-page-break/>APPEND </text:p>
      <text:p text:style-name="Standard">.append inserts the specified content into the DOM. It gets added to the end of whatever element calls it.</text:p>
      <text:p text:style-name="Standard"/>
      <text:p text:style-name="P3">METHOD:</text:p>
      <text:p text:style-name="Standard">Jquery method is reusable code, defined in Jquery library. But in Java script, method is a verb, it's all about web page.</text:p>
      <text:p text:style-name="Standard"/>
      <text:p text:style-name="P3">DESENDENT SELECTOR:</text:p>
      <text:p text:style-name="Standard">With descendent selector we specify relationship with the elements.</text:p>
      <text:p text:style-name="Standard"/>
      <text:p text:style-name="Standard">The order and timing of when you make your Jquery call is important.</text:p>
      <text:p text:style-name="Standard"/>
      <text:p text:style-name="P3">MAKING PAGE EVENTFUL:</text:p>
      <text:p text:style-name="Standard">Jquery and javascript, refers click as an event. Event allows you to run a piece of code when something happens on the page.</text:p>
      <text:p text:style-name="Standard">Code that gets runs is a function, Function make the jwuery more efficient and reusable.</text:p>
      <text:p text:style-name="Standard"/>
      <text:p text:style-name="Standard"/>
      <text:p text:style-name="P3">HOW CLICK EVENT WORKS:</text:p>
      <text:p text:style-name="Standard">On click on the button of html page, </text:p>
      <text:p text:style-name="Standard">The event listener hears the event and passes it on to the javascript .</text:p>
      <text:p text:style-name="Standard">The Java script intrepreter, which works out what needs to happen for each event.</text:p>
      <text:p text:style-name="Standard">This runs a piece of code, to change the page.</text:p>
      <text:p text:style-name="Standard"/>
      <text:p text:style-name="P3">EVENT LISTENER:</text:p>
      <text:p text:style-name="Standard">Even listener are part of DOM(Document Object model), we can add to any page, to rely on user clicking and to make this happen.</text:p>
      <text:p text:style-name="Standard"/>
      <text:p text:style-name="P3">EVENT LISTENER BEHIND THE SCENE</text:p>
      <text:p text:style-name="Standard">An element is clicked, </text:p>
      <text:p text:style-name="Standard">The event listener attached to the element hears, the click event and tells the JavaScript intrepreter what code is attached to it.</text:p>
      <text:p text:style-name="Standard">The Java script intrepreter runs the function attached to that specific event listener.</text:p>
      <text:p text:style-name="Standard">The visitor sees something happen on the page.</text:p>
      <text:p text:style-name="P3"/>
      <text:p text:style-name="P3">BINDING AN EVENT</text:p>
      <text:p text:style-name="Standard">To add an event to the element, we call this binding an event to the element.There are two ways of binding event to an element:</text:p>
      <text:p text:style-name="Standard">Method 1:Convenince Method:This is used to add event ot element as the <text:span text:style-name="T1">page is loaded</text:span></text:p>
      <text:p text:style-name="P1">$(selector).click(funcion() {</text:p>
      <text:p text:style-name="P1">alert( @(this.text());</text:p>
      <text:p text:style-name="P1">});</text:p>
      <text:p text:style-name="P1"/>
      <text:p text:style-name="P1">here click adds an event listener to the selector.</text:p>
      <text:p text:style-name="P1"/>
      <text:p text:style-name="P1">Method 2: Add events to the element when that gets added to the page after <text:s/>the page is loaded, like when we create DOM element.</text:p>
      <text:p text:style-name="P1">$(selector).bind('click',function() {</text:p>
      <text:p text:style-name="P1"><text:soft-page-break/>alert($(this).text());</text:p>
      <text:p text:style-name="P1">});</text:p>
      <text:p text:style-name="P1"/>
      <text:p text:style-name="P1">Here bind method is an event listener.</text:p>
      <text:p text:style-name="P1"/>
      <text:p text:style-name="P2">TRIGGERING EVENTS:</text:p>
      <text:p text:style-name="P1">Events can be triggered by a wide variety of things <text:s/>on any given page.</text:p>
      <text:p text:style-name="P1">Move Events are:</text:p>
      <text:p text:style-name="P1">click</text:p>
      <text:p text:style-name="P1">dbclick</text:p>
      <text:p text:style-name="P1">focusinfocusout</text:p>
      <text:p text:style-name="P1">hover</text:p>
      <text:p text:style-name="P1">mousedown</text:p>
      <text:p text:style-name="P1">mouseenter</text:p>
      <text:p text:style-name="P1">mouseleave</text:p>
      <text:p text:style-name="P1">mousemove</text:p>
      <text:p text:style-name="P1">mouseout</text:p>
      <text:p text:style-name="P1">mouseover</text:p>
      <text:p text:style-name="P1">mouseup</text:p>
      <text:p text:style-name="P1">toggle</text:p>
      <text:p text:style-name="P1"/>
      <text:p text:style-name="P1">Keyboard events:</text:p>
      <text:p text:style-name="P1">keydown</text:p>
      <text:p text:style-name="P1">keypress</text:p>
      <text:p text:style-name="P1">keyup</text:p>
      <text:p text:style-name="P1"/>
      <text:p text:style-name="P1">Browser events</text:p>
      <text:p text:style-name="P1">error</text:p>
      <text:p text:style-name="P1">resize</text:p>
      <text:p text:style-name="P1">scroll</text:p>
      <text:p text:style-name="P1"/>
      <text:p text:style-name="P1">Form Event</text:p>
      <text:p text:style-name="P1">blur</text:p>
      <text:p text:style-name="P1">change</text:p>
      <text:p text:style-name="P1">focus</text:p>
      <text:p text:style-name="P1">select</text:p>
      <text:p text:style-name="P1">submit</text:p>
      <text:p text:style-name="P1"/>
      <text:p text:style-name="P1">Document loading</text:p>
      <text:p text:style-name="P1">load</text:p>
      <text:p text:style-name="P1">ready</text:p>
      <text:p text:style-name="P1">unload</text:p>
      <text:p text:style-name="P1"/>
      <text:p text:style-name="P1">ELECTOR+EVENT+FUNCTION=Complexs Interaction</text:p>
      <text:p text:style-name="P1"/>
      <text:p text:style-name="P2">REMOVING AN EVENT:</text:p>
      <text:p text:style-name="P1">Events have to be removed, when we dont want to click twice, or only want user to do things only once on a page</text:p>
      <text:p text:style-name="P1">unbind command tells the web browser to no longer listen thid particular event</text:p>
      <text:p text:style-name="P1"><text:soft-page-break/><text:s/>using method two if we add an event, then to remove, we use</text:p>
      <text:p text:style-name="P1">$(selector).unbind('click');</text:p>
      <text:p text:style-name="P1">To remove all the events</text:p>
      <text:p text:style-name="P1">$(selector).unbind();</text:p>
      <text:p text:style-name="P1"/>
      <text:p text:style-name="P2">MOTION ELEMENTS:</text:p>
      <text:p text:style-name="P1">Jquery gives us the ability to loop through group of elements one by one at a time, this is known as iteration.</text:p>
      <text:p text:style-name="P1">$(selector).each(function (){</text:p>
      <text:p text:style-name="P1">//runs this code on each element that matches the selector</text:p>
      <text:p text:style-name="P1">$(this).hide( );</text:p>
      <text:p text:style-name="P1">});</text:p>
      <text:p text:style-name="P1"/>
      <text:p text:style-name="P1">.each iterator takes a group of element and does something to evey element in the group in turn.</text:p>
      <text:p text:style-name="P1"/>
      <text:p text:style-name="P2">REASONS TO CREATE SEPARATE FILE <text:s/>FOR JQUERY:</text:p>
      <text:p text:style-name="P1">We can include it in more than one page</text:p>
      <text:p text:style-name="P1">Page will load faster</text:p>
      <text:p text:style-name="P1">HTML code will be cleaner and easier to read.</text:p>
      <text:p text:style-name="P1"/>
      <text:p text:style-name="P2">MAKING THINGS FUNCTIONAL</text:p>
      <text:p text:style-name="P1">function is a block of code, separated from rest of code. That can be executed whenever we want in our script.</text:p>
      <text:p text:style-name="P1">Custom functions allow you to organise a chunk of jQuery code by name so that it can be easily reused.</text:p>
      <text:p text:style-name="P1">Function Syntax:</text:p>
      <text:p text:style-name="P1">function name () {</text:p>
      <text:p text:style-name="P1">run the code</text:p>
      <text:p text:style-name="P1">}</text:p>
      <text:p text:style-name="P1"/>
      <text:p text:style-name="P1">There are two ways to give function names:</text:p>
      <text:p text:style-name="P1">Method 1:Function declaration:named function variable without requiring variable assignment</text:p>
      <text:p text:style-name="P1">Function declaration method can be called whenever you want on the page, even as onload handler.</text:p>
      <text:p text:style-name="P1">ex</text:p>
      <text:p text:style-name="P1"><text:s/>function myFuncl() {</text:p>
      <text:p text:style-name="P1"><text:tab/>code here</text:p>
      <text:p text:style-name="P1">}</text:p>
      <text:p text:style-name="P1">Method2:Function expression:defines a function as a part of larger exression syntax</text:p>
      <text:p text:style-name="P1">Function expression cannot be used in code until after it is encountered and defined.</text:p>
      <text:p text:style-name="P1">var myFunc2=function() {</text:p>
      <text:p text:style-name="P1"><text:tab/>code to execute;</text:p>
      <text:p text:style-name="P1">}</text:p>
      <text:p text:style-name="P1">naming function, allows us to call the same function in more than one place</text:p>
      <text:p text:style-name="P1">Unamed functions are anonymous function.</text:p>
      <text:p text:style-name="P1"/>
      <text:p text:style-name="P2">ANONYMOUS FUNCTION:</text:p>
      <text:p text:style-name="P1">Also known as self executing function.</text:p>
      <text:p text:style-name="P1">They don't have name,</text:p>
      <text:p text:style-name="P1">Variables inside this function is available only when it is running.</text:p>
      <text:p text:style-name="P1"/>
      <text:p text:style-name="P2"><text:soft-page-break/>PASSING VARIABLE TO A FUNCTION</text:p>
      <text:p text:style-name="P1">When variables are added to function. They are known as arguments.</text:p>
      <text:p text:style-name="P1"/>
      <text:p text:style-name="P2">FUNCTION RETURN VALUE</text:p>
      <text:p text:style-name="P1">Returning from function uses return keyword.</text:p>
      <text:p text:style-name="P1"/>
      <text:p text:style-name="P2">HOVER EVENT</text:p>
      <text:p text:style-name="P1">hover event take two handler function as parameter:</text:p>
      <text:list xml:id="list1049462945607423641" text:style-name="L4">
        <text:list-item>
          <text:p text:style-name="P8">mouseenter</text:p>
        </text:list-item>
        <text:list-item>
          <text:p text:style-name="P8">mouseleave</text:p>
        </text:list-item>
      </text:list>
      <text:p text:style-name="P1">function is anonymous</text:p>
      <text:p text:style-name="P1"/>
      <text:p text:style-name="P1">Jquery remove : is to remove the element from the DOM</text:p>
      <text:p text:style-name="P1">jquery detach:is to deatch the element and hold it , so that later it can be attached.</text:p>
      <text:p text:style-name="P1"/>
      <text:p text:style-name="P1"/>
      <text:p text:style-name="P2">DOM TREE:</text:p>
      <text:p text:style-name="P1">Traversal in DOM is all about moving up,down and sideways across the DOM.</text:p>
      <text:p text:style-name="P1">To climb <text:s/>up DOM:use the JQUery parent method.</text:p>
      <text:p text:style-name="P1">To climb down DOM, we use Jquery children method</text:p>
      <text:p text:style-name="P1">To climb across DOM, use the jQuery prev and next method.</text:p>
      <text:p text:style-name="P1"/>
      <text:p text:style-name="P1">Traversal method,helps to select an element and grab other elements above and below or beside it.</text:p>
      <text:p text:style-name="P1"><text:s/></text:p>
      <text:p text:style-name="P2">CLIMB UP THE DOM</text:p>
      <text:p text:style-name="P1">Select element in the class, then get the parent element above, that class.</text:p>
      <text:p text:style-name="P1">$(.slelect the element in class).parent( );</text:p>
      <text:p text:style-name="P1"/>
      <text:p text:style-name="P2">CLIMB DOWN THE DOM</text:p>
      <text:p text:style-name="P1">Select the element in the class, then get the children element below that class.</text:p>
      <text:p text:style-name="P1">$(.select the element in class).children( );</text:p>
      <text:p text:style-name="P1"/>
      <text:p text:style-name="P2">GO ACROSS PREVIOUS ELEMENT IN DOM</text:p>
      <text:p text:style-name="P1">Select the element in the particular class, then get the sibling element to the immediate left.</text:p>
      <text:p text:style-name="P1">$(.selector class).prev( );</text:p>
      <text:p text:style-name="P1"/>
      <text:p text:style-name="P2">GO ACROSS NEXT ELEMENT IN DOM</text:p>
      <text:p text:style-name="P1">Select the element in the particular class, then get the sibling element immediate to the right.</text:p>
      <text:p text:style-name="P1">$(.selector class).next( );</text:p>
      <text:p text:style-name="P1"/>
      <text:p text:style-name="P2">TO CLIMB HIGHER OR LOWER OR <text:s/>DEEPER IN DOM</text:p>
      <text:p text:style-name="P1">For this kinfd of operation, Jquery offers chaining</text:p>
      <text:p text:style-name="P1">$(.selector class).parent().parent();</text:p>
      <text:p text:style-name="P1">The first parent method in the chain gets the first parent element.The seconf parent method gets us to the grandparent of <text:s/>the DOM</text:p>
      <text:p text:style-name="P1"/>
      <text:p text:style-name="P2">MIX AND MATCH TRAVERSING METHOD</text:p>
      <text:p text:style-name="P1">$(.selector class).parent( ).next( ).remove( );</text:p>
      <text:p text:style-name="P1">The parent method, climbs up to the element that enecloses the selected element, The method climbs to <text:soft-page-break/>the sibling to the right, the remove method takes the element out of the DOM.</text:p>
      <text:p text:style-name="P1"/>
      <text:p text:style-name="P2">TO GET RID OF CONTENT IN THE ELEMENT:</text:p>
      <text:p text:style-name="P1">use empty function</text:p>
      <text:p text:style-name="P1">$(selector).empty( );</text:p>
      <text:p text:style-name="P1"/>
      <text:p text:style-name="P2">To GET THE PARENT ELEMENT NEAREST TO THE SELECTED ELEMENT</text:p>
      <text:p text:style-name="P1">closest method will climb throught an element's parent element, and stops it when it finds a match.</text:p>
      <text:p text:style-name="P1"/>
      <text:p text:style-name="P2">TO TRAVERSE ALL THE ELEMENT IN THE SAME LEVEL OF THE DOM:</text:p>
      <text:p text:style-name="P1">siblings method will traverse all the element at the same level as the selected element.</text:p>
      <text:p text:style-name="P1"/>
      <text:p text:style-name="P1"><text:span text:style-name="T3">VARIABLE STORING ELEMENTS</text:span>:</text:p>
      <text:p text:style-name="P1">1.When we use a detach method to to detach an element.</text:p>
      <text:p text:style-name="P1">2.Using the jquery library, javascript imtrepreter asks the DOM element for the selected elements.</text:p>
      <text:p text:style-name="P1">3.the DOM element grabs the selected element and returns them to the interpreter.</text:p>
      <text:p text:style-name="P1">Storing elements is simple,this can be done using $ symbol, before the variable</text:p>
      <text:p text:style-name="P1">$variable=$(“.fish”).parent().parent().detach();</text:p>
      <text:p text:style-name="P1"/>
      <text:p text:style-name="P2">STORAGE WITH ARRAY</text:p>
      <text:p text:style-name="P1">Jquery returns array, whenever we detach an element .</text:p>
      <text:p text:style-name="P1">$a[n]</text:p>
      <text:p text:style-name="P1">where n is the sequential number that starts from 0.</text:p>
      <text:p text:style-name="P1">Array need not have to start with dolar sign</text:p>
      <text:p text:style-name="P1"/>
      <text:p text:style-name="P2">REPLACE THE ELEMENT CONTENT WITH REPLACEWITH</text:p>
      <text:p text:style-name="P1">replaceWith method replaces selected elements with new ones.Whenever, we want to exchange DOM content with one thing to another, we can use this function.</text:p>
      <text:p text:style-name="P1">$(“selector”).replaceWith(“&lt;h1&gt;MyMenu&lt;/h1&gt;”);</text:p>
      <text:p text:style-name="P1">The Java Script interpreter matches the element and replaces it with the contents of the stuff in the parantheses,updating the DOM with a new element and new content</text:p>
      <text:p text:style-name="P1">replaceWith <text:s/>works well only when it is one to one replacement.</text:p>
      <text:p text:style-name="P1"/>
      <text:p text:style-name="P2">INSERT CONTENT INTO THE DOM</text:p>
      <text:p text:style-name="P1">before inserts the content before the selected element</text:p>
      <text:p text:style-name="P1">$(“selector”).before(“content to add”);</text:p>
      <text:p text:style-name="P1">after inserts content after the selected element</text:p>
      <text:p text:style-name="P1">$(selector).after(“content to add”);</text:p>
      <text:p text:style-name="P1"/>
      <text:p text:style-name="P2">FILTER METHOD TO KNOW THE SELECTION</text:p>
      <text:p text:style-name="P1">first method will filter out everythingbut the first element in sleected set of element.</text:p>
      <text:p text:style-name="P1">$(“selector class”).children().first( );</text:p>
      <text:p text:style-name="P1"/>
      <text:p text:style-name="P1">eq method filter out everything but the element whose index number is equal to what you put in th paranthesis in a selected set of elements</text:p>
      <text:p text:style-name="P1">$(“.selector class”).children().eq(index);</text:p>
      <text:p text:style-name="P1">Idexing starts from left and it starts from 0.</text:p>
      <text:p text:style-name="P1"/>
      <text:p text:style-name="P1">last method will filter out everything but the last element ina selected set of elements.</text:p>
      <text:p text:style-name="P1"><text:soft-page-break/>$(“.selector class”).children().last( );</text:p>
      <text:p text:style-name="P1"/>
      <text:p text:style-name="P1">slice method will filter out everything but elements with an index between index number you put in its parantheses</text:p>
      <text:p text:style-name="P1">$(“.selector class”).children( ).slice(1,3);</text:p>
      <text:p text:style-name="P1"/>
      <text:p text:style-name="P1">filter method with everything but match the selector you put in parantheses.</text:p>
      <text:p text:style-name="P1">The parents method grab all the elements that are parents , grandparents and great-parents of the selected element</text:p>
      <text:p text:style-name="P1">$(“selector class”).parents().filter(“selector class”);</text:p>
      <text:p text:style-name="P1">not method will filter everything that does not match the selector <text:s/>you place in the paranteses.</text:p>
      <text:p text:style-name="P1">$(“.selector class”).children( ).not(“.local”);</text:p>
      <text:p text:style-name="P1"/>
      <text:p text:style-name="P2">EACH METHOD</text:p>
      <text:p text:style-name="P1">The each method gives you Jquery scripting power , it lets you to work through one element in an array at a time.</text:p>
      <text:p text:style-name="P1">The index keepws track of the element that the function is working on.</text:p>
      <text:p text:style-name="P1">We add real power when we put a function inside of each. The function lets us do something to each of the element that is processed.</text:p>
      <text:p text:style-name="P1">The this keyword, refers to the element that the function is working on.</text:p>
      <text:p text:style-name="P1"/>
      <text:p text:style-name="P1">When we animate the position of the element , we use the absolute or relative positioning.</text:p>
      <text:p text:style-name="P1"/>
      <text:p text:style-name="P1">In css, if we set the overflow property to hidden, allows us to hide the part of the image strip that extends beyond the frame.</text:p>
      <text:p text:style-name="P1"/>
      <text:p text:style-name="P1">Positioning is a CSS property that controls how and where elements are placed by the browser's layout engine.</text:p>
      <text:p text:style-name="P1"/>
      <text:p text:style-name="P2">BROWSER LAYOUT ENGINE:</text:p>
      <text:p text:style-name="P1">Core part of a browser that interprets the HTML and CSS code and display it in the browser viewport</text:p>
      <text:p text:style-name="P1"/>
      <text:p text:style-name="P2">JQUERY ANIMATE ELEMENTS</text:p>
      <text:p text:style-name="P1">Css file sets visual properties of the elementson the page, when page loads.</text:p>
      <text:p text:style-name="P1">Jquery built in effect,Js intrepreter changes the CSS properties an animate them.</text:p>
      <text:p text:style-name="P1"/>
      <text:p text:style-name="P2">DISPLAY EFFECT</text:p>
      <text:p text:style-name="P1">CSS hide:JS interpreter changes the CSS display property of the selected element to none and removes it from layout.</text:p>
      <text:p text:style-name="P1">CSS show:JS interpreter changes the CSS display property of the selected element so that it becomes visible.</text:p>
      <text:p text:style-name="P1">CSS toggle:If the element is invisible, the Js interpreter shows the element and vice versa.</text:p>
      <text:p text:style-name="P1">To slow down hide,show or toggle effect, give a duration in the parantheses.</text:p>
      <text:p text:style-name="P1"/>
      <text:p text:style-name="P2">FADE EFFECTS ANIMATE THE CSS OPACITY PROPERTY</text:p>
      <text:p text:style-name="P1">fadeIn:Javascript interpreter changes the CSS opacity property for the selected element from 0 to 100</text:p>
      <text:p text:style-name="P1">fadeOut:Javascript intrepreter changes the CSS opacity for the selected element from 100 to 0</text:p>
      <text:p text:style-name="P1">fadeTo:lets you animate the selected element to a specific opacity percentage.</text:p>
      <text:p text:style-name="P1">FadeIn and fadeOut are not the same as toggle.</text:p>
      <text:p text:style-name="P1"><text:soft-page-break/></text:p>
      <text:p text:style-name="P2">SLIDING PROPERTY</text:p>
      <text:p text:style-name="P1">Sliding property is all about <text:s/>height.</text:p>
      <text:p text:style-name="P1">SlideUp:Javascript interpreter tells the DOM to change the CSS height property to 0 and the set display property to none.</text:p>
      <text:p text:style-name="P1">SlideDown:Java script interpreter increase the height frm 0 to whatever height is set to the CSS style.</text:p>
      <text:p text:style-name="P1">SlideToggle:Java ssscript interpreter checks if image is at full height or 0 height depending on that the sliding happens.</text:p>
      <text:p text:style-name="P1"/>
      <text:p text:style-name="P2">SETTIMEOUT</text:p>
      <text:p text:style-name="P1">setTimeout is a javascript method, which can be used to control animation in jquery.</text:p>
      <text:p text:style-name="P1"/>
      <text:p text:style-name="P2">DIV EEFFECT WITH ANIMATE</text:p>
      <text:p text:style-name="P1">Jquery provides animate method to build our own effect.Animate <text:s/>uses CSS properties of the selected element. And also allows multiple elements to animate at the same time.</text:p>
      <text:p text:style-name="P1"><text:s/>Motion Effect:We can animate CSS position property to create the illusion of an image element moving across the screen.</text:p>
      <text:p text:style-name="P1">Scale Effect:Animate uses CSS height and width properties to create the illusion of growing or shrinking an element.</text:p>
      <text:p text:style-name="P1">Text Effect:Using animate method ,we dynamically alter font properties.</text:p>
      <text:p text:style-name="P1">We can animate multiple CSS properties in one call.</text:p>
      <text:p text:style-name="P1"/>
      <text:p text:style-name="P2">LIMITATION OF ANIMATE METHOD:</text:p>
      <text:p text:style-name="P1">Animate works on CSS properties which can have numerical values.</text:p>
      <text:p text:style-name="P1">Border, margin,padding</text:p>
      <text:p text:style-name="P1">element height, min-height,max-height</text:p>
      <text:p text:style-name="P1">element width,min-width, max-width</text:p>
      <text:p text:style-name="P1">font size</text:p>
      <text:p text:style-name="P1">bottom, left,right,top <text:s/>position</text:p>
      <text:p text:style-name="P1">background positioningletter spacing ,word spacing</text:p>
      <text:p text:style-name="P1">text indent</text:p>
      <text:p text:style-name="P1">line height</text:p>
      <text:p text:style-name="P1">Ex:</text:p>
      <text:p text:style-name="P1">$(selector).animate({first parameter},second parameter);</text:p>
      <text:p text:style-name="P1">first parameter:allows you to select the CSS property you want to animate.</text:p>
      <text:p text:style-name="P1">Second parameter:duration in millisecond.This lets you control how long it takes to animate completely.</text:p>
      <text:p text:style-name="P1"/>
      <text:p text:style-name="P2">ANIMATE <text:s/>CHANGES STYLE OVER TIME</text:p>
      <text:p text:style-name="P1">Java script repeatedly runs a function that changes the style of the animated element.The browser draws or repaints these changes on the screen.</text:p>
      <text:p text:style-name="P1">1.When animate runs, the Javascript interpreter sets a times for the duration of animation.</text:p>
      <text:p text:style-name="P1">2.The javascript interpreter tells the browser's layout engine to change the CSS proeprty specified in the parameter of the animated method.The browser's layout engine renders CSS property onto the screen.</text:p>
      <text:p text:style-name="P1">3.The javascript interpreter repeatedly calls the function that changes the CSS proerpty of the element until the timer set in step1 runs out.Each time that function runs out, the changeshow on the screen.</text:p>
      <text:p text:style-name="P1">4.The visitors sees the illusion movement as the browser renders changes to the element.</text:p>
      <text:p text:style-name="P1"/>
      <text:p text:style-name="P1"><text:soft-page-break/>Animate change the current CSS proerpty to CSS property that set in first parameter.</text:p>
      <text:p text:style-name="P1"><text:s/>Special Java script operators move elements the same amount every time the animate method is called.That is known as assignment operator.</text:p>
      <text:p text:style-name="P1">The assignment operator used to assign a value to avariable in sucha a way that the variable adds anew value to the current value.(A-=Numerical value)</text:p>
      <text:p text:style-name="P1">Relative Animation is created, by setting a value, by adding or subtracting a number of pixel.</text:p>
      <text:p text:style-name="P1">$(“#selector”).animate({left:”+=20”});</text:p>
      <text:p text:style-name="P1"/>
      <text:p text:style-name="P2">TO TURN OF THE ANIMATION</text:p>
      <text:p text:style-name="P1">using button click</text:p>
      <text:p text:style-name="P1">$fx.off=true;</text:p>
      <text:p text:style-name="P1"><text:s text:c="5"/>or</text:p>
      <text:p text:style-name="P1">Use stop method of Jquery</text:p>
      <text:p text:style-name="P1"/>
      <text:p text:style-name="P2">OBJECTS IN JQUERY</text:p>
      <text:p text:style-name="P1">use object to store multiple variable about particular thing.</text:p>
      <text:p text:style-name="P1">Inside object,variable is a property</text:p>
      <text:p text:style-name="P1">Object can contain functions, lets you to interact with object properties</text:p>
      <text:p text:style-name="P1">Function is built inside an object is called method.</text:p>
      <text:p text:style-name="P1">Object properties can be obtained using dot.</text:p>
      <text:p text:style-name="P1">Ex:</text:p>
      <text:p text:style-name="P1">planeObject={</text:p>
      <text:p text:style-name="P1">engines:”4”;</text:p>
      <text:p text:style-name="P1">type:”passenger”;</text:p>
      <text:p text:style-name="P1">propellor:”NO”</text:p>
      <text:p text:style-name="P1">};</text:p>
      <text:p text:style-name="P1">planeObject.engines;</text:p>
      <text:p text:style-name="P1">planeObject.color;</text:p>
      <text:p text:style-name="P1"/>
      <text:p text:style-name="P2">BUILD OBJECT</text:p>
      <text:p text:style-name="P1">One-time use object <text:s/>or blueprint of object is created which can be used again and again.</text:p>
      <text:p text:style-name="P1">Property:when a variable is associated with object</text:p>
      <text:p text:style-name="P1">method:when a function is associated with the object.</text:p>
      <text:p text:style-name="P1"/>
      <text:p text:style-name="P2">ONE -TIME USE OF OBJECT</text:p>
      <text:p text:style-name="P1">Created using var keyword.</text:p>
      <text:p text:style-name="P1">Fancy variable defined to holdmultiple piece of information</text:p>
      <text:p text:style-name="P1"/>
      <text:p text:style-name="P1"><text:span text:style-name="T3">OBJECT BLUEPRINT/OBJECT CONSTRUCTOR</text:span>:</text:p>
      <text:p text:style-name="P1">Object constructor can be used create an instance of an object.</text:p>
      <text:p text:style-name="P1">TO create a constructor of abject we use the function keyword.</text:p>
      <text:p text:style-name="P1">Then use new keyword to create a new instance of the object</text:p>
      <text:p text:style-name="P1">After defining the blueprint for reusable object with its properties and method, we can create as many copies as required.</text:p>
      <text:p text:style-name="P1"/>
      <text:p text:style-name="P2">INTERACTING WITH OBJECT</text:p>
      <text:p text:style-name="P1">Interacting with object is done after instantiation.WE interact with object using dot operator.</text:p>
      <text:p text:style-name="P1">Convinent way of using dot operator</text:p>
      <text:p text:style-name="P1">object_name.method_name()</text:p>
      <text:p text:style-name="P1"><text:soft-page-break/><text:tab/>or</text:p>
      <text:p text:style-name="P1">object_name.property.name();</text:p>
      <text:p text:style-name="P1">new <text:s/>keyword is used to create an instance of the object</text:p>
      <text:p text:style-name="P1">Values to the object property can be assigned using = or :</text:p>
      <text:p text:style-name="P1"/>
      <text:p text:style-name="P2">ARRAYS</text:p>
      <text:p text:style-name="P1">Group several items to single structure called array.</text:p>
      <text:p text:style-name="P1">Array elements may not be related to one another, but accessing value is easy.</text:p>
      <text:p text:style-name="P1">Arrays are object .</text:p>
      <text:p text:style-name="P1">Arrays have method and property(ex.length)</text:p>
      <text:p text:style-name="P1"/>
      <text:p text:style-name="P2">CREATING ARRAY</text:p>
      <text:p text:style-name="P1">Creating empty array using new keyword</text:p>
      <text:p text:style-name="P1">var arr=new Array();</text:p>
      <text:p text:style-name="P1"/>
      <text:p text:style-name="P1">Create an array using new keyword and also say what the values of the array are</text:p>
      <text:p text:style-name="P1">var arr=new Array('USA','Japan','INDIA');</text:p>
      <text:p text:style-name="P1"/>
      <text:p text:style-name="P1">Create an array without new keyword but set the values by enclosing them in square[ ] brackets</text:p>
      <text:p text:style-name="P1">var arr=['USA','JAPAN','INDIA'];</text:p>
      <text:p text:style-name="P1"/>
      <text:p text:style-name="P2">ACCESSING ARRAY</text:p>
      <text:p text:style-name="P1">Array are position index starts with 0</text:p>
      <text:p text:style-name="P1">Always use the square bracket to access item in the array</text:p>
      <text:p text:style-name="P1">trying to access an index which does not exist result in Undefined index error</text:p>
      <text:p text:style-name="P1">index of an iten in array, refers to where it appears in the array.</text:p>
      <text:p text:style-name="P2"/>
      <text:p text:style-name="P2">ADD ITEM TO ARRAY</text:p>
      <text:p text:style-name="P1">Set the first position of the array with France</text:p>
      <text:p text:style-name="P1">arr[0]=”France”;</text:p>
      <text:p text:style-name="P1"/>
      <text:p text:style-name="P2">UPDATE THE VALUE OF AN ARRAY</text:p>
      <text:p text:style-name="P1">Update the value of the first item in the arra</text:p>
      <text:p text:style-name="P1">arr[0]=”italy”</text:p>
      <text:p text:style-name="P1"/>
      <text:p text:style-name="P2">LOOPS</text:p>
      <text:p text:style-name="P10">for loop:</text:p>
      <text:p text:style-name="P10">repeat code, for definite number of times.this runs for zero or more times.</text:p>
      <text:p text:style-name="P10">for(var i=0;i&lt;arr.length;i++){</text:p>
      <text:p text:style-name="P10">alert( );</text:p>
      <text:p text:style-name="P10">}</text:p>
      <text:p text:style-name="P10"/>
      <text:p text:style-name="P10">Do while loop:</text:p>
      <text:p text:style-name="P10">run code once, then will run code continously until particular condition is met.</text:p>
      <text:p text:style-name="P10">Var i=0;</text:p>
      <text:p text:style-name="P10">do{</text:p>
      <text:p text:style-name="P10">alert( );</text:p>
      <text:p text:style-name="P10">i++;</text:p>
      <text:p text:style-name="P10">}while(i&lt;=5);</text:p>
      <text:p text:style-name="P10"><text:soft-page-break/>Four distinct parts of loop:</text:p>
      <text:list xml:id="list7968857019310363185" text:style-name="L5">
        <text:list-item>
          <text:p text:style-name="P11">Initialization :takes place only first time, at start of loop</text:p>
        </text:list-item>
        <text:list-item>
          <text:p text:style-name="P11">Test Condition:check if the value of variable matches.</text:p>
        </text:list-item>
        <text:list-item>
          <text:p text:style-name="P11">Action:Repeat the code, each time loop is executed</text:p>
        </text:list-item>
        <text:list-item>
          <text:p text:style-name="P11">UpdateUpdate the variable, which is used for test condition.</text:p>
        </text:list-item>
      </text:list>
      <text:p text:style-name="P10"/>
      <text:p text:style-name="P10">UTILITY METHOD</text:p>
      <text:p text:style-name="P10">Jquery provides utility method to help us get particular task done more efficiently.</text:p>
      <text:p text:style-name="P10">These include function, checking, whichnbrowser the user is using, ruturning time, merging array and removing duplicate array.</text:p>
      <text:p text:style-name="P10">Utility method useful is inArray:return where in the value looking for is located.If not found returns -1.</text:p>
      <text:p text:style-name="P10"><text:s/></text:p>
      <text:p text:style-name="P10">COMPARISON OPERATOR</text:p>
      <text:p text:style-name="P10">Exact Equality a= = =b</text:p>
      <text:p text:style-name="P10">Equality a= =b</text:p>
      <text:p text:style-name="P10">Inequality</text:p>
      <text:p text:style-name="P10">a!=b</text:p>
      <text:p text:style-name="P10">Less than</text:p>
      <text:p text:style-name="P10">a&lt;b</text:p>
      <text:p text:style-name="P10">less than or equal to </text:p>
      <text:p text:style-name="P10">a&lt;=b</text:p>
      <text:p text:style-name="P10">greater than</text:p>
      <text:p text:style-name="P10">a&gt;b</text:p>
      <text:p text:style-name="P10">Greater than or equal to</text:p>
      <text:p text:style-name="P10">a&gt;=b</text:p>
      <text:p text:style-name="P10"/>
      <text:p text:style-name="P10">LOGICAL OPERATOR</text:p>
      <text:p text:style-name="P10">Negation</text:p>
      <text:p text:style-name="P10">!a</text:p>
      <text:p text:style-name="P10">Or</text:p>
      <text:p text:style-name="P10">a||b</text:p>
      <text:p text:style-name="P10">And</text:p>
      <text:p text:style-name="P10">a&amp;&amp;b</text:p>
      <text:p text:style-name="P10"/>
      <text:p text:style-name="P10">TERNARY OPERATOR</text:p>
      <text:p text:style-name="P10">a&gt;b ?if_true_code :if_false_code</text:p>
      <text:p text:style-name="P10"/>
      <text:p text:style-name="P10">TIMED EFFECT WITH WINDOW OBJECT</text:p>
      <text:p text:style-name="P10">window object, is created when browser opens a new window.Window object is a global object.</text:p>
      <text:p text:style-name="P10">Javascript interpreter used window object to represent an open window in the browser.</text:p>
      <text:p text:style-name="P10">New window object is created when a new tab or page is opened.</text:p>
      <text:p text:style-name="P10">Window.onfocus:when window gains focus.</text:p>
      <text:p text:style-name="P10">Window.onblur:window looses focus.</text:p>
      <text:p text:style-name="P10"/>
      <text:p text:style-name="P10">TIMER METHOD</text:p>
      <text:p text:style-name="P10">Javascript window object has four timer method</text:p>
      <text:p text:style-name="P10">setTimeout:set a period of time to wait until telling a function to run</text:p>
      <text:p text:style-name="P10">setTimeout(functionname,timer_delay_in_millisecond)</text:p>
      <text:p text:style-name="P10"/>
      <text:p text:style-name="P10"><text:soft-page-break/>clearTimeout</text:p>
      <text:p text:style-name="P10">setInterval: run repetitively with an interval of time between each repition.</text:p>
      <text:p text:style-name="P10">setInterval(repeatMe,interval time between function);</text:p>
      <text:p text:style-name="P10">clearInterval</text:p>
      <text:p text:style-name="P10"/>
      <text:p text:style-name="P10">JQUERY DELAY METHOD.</text:p>
      <text:p text:style-name="P10">Add pause for different effects that are queued up in a chain of effects.</text:p>
      <text:p text:style-name="P10">SlideDown().delay(time in seconds).slideUp();</text:p>
      <text:p text:style-name="P1"/>
      <text:p text:style-name="P1"/>
      <text:p text:style-name="P1"/>
      <text:p text:style-name="P1"/>
      <text:p text:style-name="P1"/>
      <text:p text:style-name="P1"/>
      <text:p text:style-name="P1"/>
      <text:p text:style-name="P1"/>
      <text:p text:style-name="P1"/>
      <text:p text:style-name="P1"><text:s/></text:p>
      <text:p text:style-name="P1"/>
      <text:p text:style-name="P1"/>
      <text:p text:style-name="P1"/>
      <text:p text:style-name="Standard"/>
      <text:p text:style-name="Standard"/>
      <text:p text:style-name="Standard"/>
      <text:p text:style-name="Standard"/>
      <text:p text:style-name="Standard"/>
      <text:p text:style-name="Standard"/>
      <text:p text:style-name="Standard"><text:tab/></text:p>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BaskervilleMT" svg:font-family="BaskervilleMT" style:font-family-generic="roma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28T12:23:18.71</meta:creation-date>
    <dc:date>2013-12-05T16:06:08.10</dc:date>
    <meta:editing-duration>P1DT9H11M11S</meta:editing-duration>
    <meta:editing-cycles>61</meta:editing-cycles>
    <meta:generator>OpenOffice/4.0.0$Win32 OpenOffice.org_project/400m3$Build-9702</meta:generator>
    <meta:document-statistic meta:table-count="0" meta:image-count="0" meta:object-count="0" meta:page-count="13" meta:paragraph-count="452" meta:word-count="3450" meta:character-count="21305"/>
  </office:meta>
</office:document-meta>
</file>